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19">
      <style:table-cell-properties fo:border="thin solid #D0D7E5" style:vertical-align="middle" fo:background-color="transparent" style:cell-protect="protected" style:repeat-content="false"/>
      <style:paragraph-properties fo:text-align="end" fo:margin-right="0cm"/>
      <style:text-properties fo:color="#000000"/>
    </style:style>
    <style:style style:name="ce4" style:family="table-cell" style:parent-style-name="Default" style:data-style-name="N0">
      <style:table-cell-properties fo:border="thin solid #D0D7E5" style:vertical-align="middle" fo:background-color="transparent" style:cell-protect="protected"/>
      <style:text-properties fo:color="#000000"/>
    </style:style>
    <style:style style:name="ce5" style:family="table-cell" style:parent-style-name="Default" style:data-style-name="N0">
      <style:table-cell-properties fo:border="thin solid #D0D7E5" style:vertical-align="middle" fo:background-color="transparent" style:cell-protect="protected" style:repeat-content="false"/>
      <style:paragraph-properties fo:text-align="end" fo:margin-right="0cm"/>
      <style:text-properties fo:color="#000000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6.588125cm"/>
    </style:style>
    <style:style style:name="co3" style:family="table-column">
      <style:table-column-properties fo:break-before="auto" style:column-width="6.4822916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nsparency_Report_-_Export_D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2">
            <text:p>Payment Date</text:p>
          </table:table-cell>
          <table:table-cell office:value-type="string" table:style-name="ce2">
            <text:p>Vendor Name</text:p>
          </table:table-cell>
          <table:table-cell office:value-type="string" table:style-name="ce2">
            <text:p>SumOfAmount</text:p>
          </table:table-cell>
          <table:table-cell office:value-type="string" table:style-name="ce2">
            <text:p>Payment Id</text:p>
          </table:table-cell>
          <table:table-cell office:value-type="string" table:style-name="ce2">
            <text:p>Level 2 Description</text:p>
          </table:table-cell>
          <table:table-cell table:number-columns-repeated="16379"/>
        </table:table-row>
        <table:table-row table:style-name="ro1">
          <table:table-cell office:value-type="date" office:date-value="2021-04-07T00:00:00" table:style-name="ce3">
            <text:p>07/04/2021</text:p>
          </table:table-cell>
          <table:table-cell office:value-type="string" table:style-name="ce4">
            <text:p>ADT FIRE AND SECURITY PLC</text:p>
          </table:table-cell>
          <table:table-cell office:value-type="float" office:value="43325.39" table:style-name="ce5">
            <text:p>43325.39</text:p>
          </table:table-cell>
          <table:table-cell office:value-type="float" office:value="3521" table:style-name="ce5">
            <text:p>352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07T00:00:00" table:style-name="ce3">
            <text:p>07/04/2021</text:p>
          </table:table-cell>
          <table:table-cell office:value-type="string" table:style-name="ce4">
            <text:p>ANGLIAN WATER</text:p>
          </table:table-cell>
          <table:table-cell office:value-type="float" office:value="3177.78" table:style-name="ce5">
            <text:p>3177.78</text:p>
          </table:table-cell>
          <table:table-cell office:value-type="float" office:value="3521" table:style-name="ce5">
            <text:p>352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07T00:00:00" table:style-name="ce3">
            <text:p>07/04/2021</text:p>
          </table:table-cell>
          <table:table-cell office:value-type="string" table:style-name="ce4">
            <text:p>ARKTIS LTD</text:p>
          </table:table-cell>
          <table:table-cell office:value-type="float" office:value="812" table:style-name="ce5">
            <text:p>812</text:p>
          </table:table-cell>
          <table:table-cell office:value-type="float" office:value="3521" table:style-name="ce5">
            <text:p>352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07T00:00:00" table:style-name="ce3">
            <text:p>07/04/2021</text:p>
          </table:table-cell>
          <table:table-cell office:value-type="string" table:style-name="ce4">
            <text:p>BARKER AND EVANS</text:p>
          </table:table-cell>
          <table:table-cell office:value-type="float" office:value="9162.98" table:style-name="ce5">
            <text:p>9162.98</text:p>
          </table:table-cell>
          <table:table-cell office:value-type="float" office:value="3521" table:style-name="ce5">
            <text:p>352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07T00:00:00" table:style-name="ce3">
            <text:p>07/04/2021</text:p>
          </table:table-cell>
          <table:table-cell office:value-type="string" table:style-name="ce4">
            <text:p>BMW (GB) LTD</text:p>
          </table:table-cell>
          <table:table-cell office:value-type="float" office:value="23943.34" table:style-name="ce5">
            <text:p>23943.34</text:p>
          </table:table-cell>
          <table:table-cell office:value-type="float" office:value="3521" table:style-name="ce5">
            <text:p>352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07T00:00:00" table:style-name="ce3">
            <text:p>07/04/2021</text:p>
          </table:table-cell>
          <table:table-cell office:value-type="string" table:style-name="ce4">
            <text:p>BOC LTD</text:p>
          </table:table-cell>
          <table:table-cell office:value-type="float" office:value="513.5" table:style-name="ce5">
            <text:p>513.5</text:p>
          </table:table-cell>
          <table:table-cell office:value-type="float" office:value="3521" table:style-name="ce5">
            <text:p>352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07T00:00:00" table:style-name="ce3">
            <text:p>07/04/2021</text:p>
          </table:table-cell>
          <table:table-cell office:value-type="string" table:style-name="ce4">
            <text:p>CCL- FORENSICS LIMITED</text:p>
          </table:table-cell>
          <table:table-cell office:value-type="float" office:value="1170" table:style-name="ce5">
            <text:p>1170</text:p>
          </table:table-cell>
          <table:table-cell office:value-type="float" office:value="3521" table:style-name="ce5">
            <text:p>352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07T00:00:00" table:style-name="ce3">
            <text:p>07/04/2021</text:p>
          </table:table-cell>
          <table:table-cell office:value-type="string" table:style-name="ce4">
            <text:p>DEGREES OF COMFORT AIR CONDITIONING</text:p>
          </table:table-cell>
          <table:table-cell office:value-type="float" office:value="7451.33" table:style-name="ce5">
            <text:p>7451.33</text:p>
          </table:table-cell>
          <table:table-cell office:value-type="float" office:value="3521" table:style-name="ce5">
            <text:p>352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07T00:00:00" table:style-name="ce3">
            <text:p>07/04/2021</text:p>
          </table:table-cell>
          <table:table-cell office:value-type="string" table:style-name="ce4">
            <text:p>E W BEARD LTD</text:p>
          </table:table-cell>
          <table:table-cell office:value-type="float" office:value="22709.45" table:style-name="ce5">
            <text:p>22709.45</text:p>
          </table:table-cell>
          <table:table-cell office:value-type="float" office:value="3521" table:style-name="ce5">
            <text:p>352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07T00:00:00" table:style-name="ce3">
            <text:p>07/04/2021</text:p>
          </table:table-cell>
          <table:table-cell office:value-type="string" table:style-name="ce4">
            <text:p>ESRI (UK) LIMITED</text:p>
          </table:table-cell>
          <table:table-cell office:value-type="float" office:value="15565" table:style-name="ce5">
            <text:p>15565</text:p>
          </table:table-cell>
          <table:table-cell office:value-type="float" office:value="3521" table:style-name="ce5">
            <text:p>352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07T00:00:00" table:style-name="ce3">
            <text:p>07/04/2021</text:p>
          </table:table-cell>
          <table:table-cell office:value-type="string" table:style-name="ce4">
            <text:p>FUJITSU SIEMENS COMPUTERS LIMITED</text:p>
          </table:table-cell>
          <table:table-cell office:value-type="float" office:value="5011.25" table:style-name="ce5">
            <text:p>5011.25</text:p>
          </table:table-cell>
          <table:table-cell office:value-type="float" office:value="3521" table:style-name="ce5">
            <text:p>352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07T00:00:00" table:style-name="ce3">
            <text:p>07/04/2021</text:p>
          </table:table-cell>
          <table:table-cell office:value-type="string" table:style-name="ce4">
            <text:p>HAMPSHIRE POLICE AUTHORITY</text:p>
          </table:table-cell>
          <table:table-cell office:value-type="float" office:value="158759.85999999999" table:style-name="ce5">
            <text:p>158759.86</text:p>
          </table:table-cell>
          <table:table-cell office:value-type="float" office:value="3521" table:style-name="ce5">
            <text:p>3521</text:p>
          </table:table-cell>
          <table:table-cell office:value-type="string" table:style-name="ce4">
            <text:p>Police Officer Pay</text:p>
          </table:table-cell>
          <table:table-cell table:number-columns-repeated="16379"/>
        </table:table-row>
        <table:table-row table:style-name="ro1">
          <table:table-cell office:value-type="date" office:date-value="2021-04-07T00:00:00" table:style-name="ce3">
            <text:p>07/04/2021</text:p>
          </table:table-cell>
          <table:table-cell office:value-type="string" table:style-name="ce4">
            <text:p>INSIDE OUT DEVELOPMENTS LTD</text:p>
          </table:table-cell>
          <table:table-cell office:value-type="float" office:value="4945.92" table:style-name="ce5">
            <text:p>4945.92</text:p>
          </table:table-cell>
          <table:table-cell office:value-type="float" office:value="3521" table:style-name="ce5">
            <text:p>352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07T00:00:00" table:style-name="ce3">
            <text:p>07/04/2021</text:p>
          </table:table-cell>
          <table:table-cell office:value-type="string" table:style-name="ce4">
            <text:p>INSIDE OUT DEVELOPMENTS LTD</text:p>
          </table:table-cell>
          <table:table-cell office:value-type="float" office:value="53010" table:style-name="ce5">
            <text:p>53010</text:p>
          </table:table-cell>
          <table:table-cell office:value-type="float" office:value="3521" table:style-name="ce5">
            <text:p>352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07T00:00:00" table:style-name="ce3">
            <text:p>07/04/2021</text:p>
          </table:table-cell>
          <table:table-cell office:value-type="string" table:style-name="ce4">
            <text:p>KENT POLICE</text:p>
          </table:table-cell>
          <table:table-cell office:value-type="float" office:value="2516.71" table:style-name="ce5">
            <text:p>2516.71</text:p>
          </table:table-cell>
          <table:table-cell office:value-type="float" office:value="3521" table:style-name="ce5">
            <text:p>3521</text:p>
          </table:table-cell>
          <table:table-cell office:value-type="string" table:style-name="ce4">
            <text:p>Police Officer Overtime</text:p>
          </table:table-cell>
          <table:table-cell table:number-columns-repeated="16379"/>
        </table:table-row>
        <table:table-row table:style-name="ro1">
          <table:table-cell office:value-type="date" office:date-value="2021-04-07T00:00:00" table:style-name="ce3">
            <text:p>07/04/2021</text:p>
          </table:table-cell>
          <table:table-cell office:value-type="string" table:style-name="ce4">
            <text:p>PEUGEOT MOTOR COMPANY PLC</text:p>
          </table:table-cell>
          <table:table-cell office:value-type="float" office:value="13253.71" table:style-name="ce5">
            <text:p>13253.71</text:p>
          </table:table-cell>
          <table:table-cell office:value-type="float" office:value="3521" table:style-name="ce5">
            <text:p>352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07T00:00:00" table:style-name="ce3">
            <text:p>07/04/2021</text:p>
          </table:table-cell>
          <table:table-cell office:value-type="string" table:style-name="ce4">
            <text:p>PEUGEOT MOTOR COMPANY PLC</text:p>
          </table:table-cell>
          <table:table-cell office:value-type="float" office:value="114238.58" table:style-name="ce5">
            <text:p>114238.58</text:p>
          </table:table-cell>
          <table:table-cell office:value-type="float" office:value="3521" table:style-name="ce5">
            <text:p>352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07T00:00:00" table:style-name="ce3">
            <text:p>07/04/2021</text:p>
          </table:table-cell>
          <table:table-cell office:value-type="string" table:style-name="ce4">
            <text:p>PICK EVERARD</text:p>
          </table:table-cell>
          <table:table-cell office:value-type="float" office:value="8136.35" table:style-name="ce5">
            <text:p>8136.35</text:p>
          </table:table-cell>
          <table:table-cell office:value-type="float" office:value="3521" table:style-name="ce5">
            <text:p>352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07T00:00:00" table:style-name="ce3">
            <text:p>07/04/2021</text:p>
          </table:table-cell>
          <table:table-cell office:value-type="string" table:style-name="ce4">
            <text:p>REED</text:p>
          </table:table-cell>
          <table:table-cell office:value-type="float" office:value="181521.8" table:style-name="ce5">
            <text:p>181521.8</text:p>
          </table:table-cell>
          <table:table-cell office:value-type="float" office:value="3521" table:style-name="ce5">
            <text:p>352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07T00:00:00" table:style-name="ce3">
            <text:p>07/04/2021</text:p>
          </table:table-cell>
          <table:table-cell office:value-type="string" table:style-name="ce4">
            <text:p>REED</text:p>
          </table:table-cell>
          <table:table-cell office:value-type="float" office:value="210355.77" table:style-name="ce5">
            <text:p>210355.77</text:p>
          </table:table-cell>
          <table:table-cell office:value-type="float" office:value="3521" table:style-name="ce5">
            <text:p>3521</text:p>
          </table:table-cell>
          <table:table-cell office:value-type="string" table:style-name="ce4">
            <text:p>Other Staff Costs</text:p>
          </table:table-cell>
          <table:table-cell table:number-columns-repeated="16379"/>
        </table:table-row>
        <table:table-row table:style-name="ro1">
          <table:table-cell office:value-type="date" office:date-value="2021-04-07T00:00:00" table:style-name="ce3">
            <text:p>07/04/2021</text:p>
          </table:table-cell>
          <table:table-cell office:value-type="string" table:style-name="ce4">
            <text:p>ROBERT M DONALDSON</text:p>
          </table:table-cell>
          <table:table-cell office:value-type="float" office:value="91614" table:style-name="ce5">
            <text:p>91614</text:p>
          </table:table-cell>
          <table:table-cell office:value-type="float" office:value="3521" table:style-name="ce5">
            <text:p>352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07T00:00:00" table:style-name="ce3">
            <text:p>07/04/2021</text:p>
          </table:table-cell>
          <table:table-cell office:value-type="string" table:style-name="ce4">
            <text:p>SELECTAMARK SECURITY SYSTEMS PLC</text:p>
          </table:table-cell>
          <table:table-cell office:value-type="float" office:value="600" table:style-name="ce5">
            <text:p>600</text:p>
          </table:table-cell>
          <table:table-cell office:value-type="float" office:value="3521" table:style-name="ce5">
            <text:p>352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07T00:00:00" table:style-name="ce3">
            <text:p>07/04/2021</text:p>
          </table:table-cell>
          <table:table-cell office:value-type="string" table:style-name="ce4">
            <text:p>SONIC COMMUNICATIONS (INT) LTD</text:p>
          </table:table-cell>
          <table:table-cell office:value-type="float" office:value="756" table:style-name="ce5">
            <text:p>756</text:p>
          </table:table-cell>
          <table:table-cell office:value-type="float" office:value="3521" table:style-name="ce5">
            <text:p>352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07T00:00:00" table:style-name="ce3">
            <text:p>07/04/2021</text:p>
          </table:table-cell>
          <table:table-cell office:value-type="string" table:style-name="ce4">
            <text:p>SOUTHERN ELECTRIC</text:p>
          </table:table-cell>
          <table:table-cell office:value-type="float" office:value="1508.85" table:style-name="ce5">
            <text:p>1508.85</text:p>
          </table:table-cell>
          <table:table-cell office:value-type="float" office:value="3521" table:style-name="ce5">
            <text:p>352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07T00:00:00" table:style-name="ce3">
            <text:p>07/04/2021</text:p>
          </table:table-cell>
          <table:table-cell office:value-type="string" table:style-name="ce4">
            <text:p>SPECIALIST COMPUTER CENTRES PLC</text:p>
          </table:table-cell>
          <table:table-cell office:value-type="float" office:value="5819194.7300000004" table:style-name="ce5">
            <text:p>5819194.73</text:p>
          </table:table-cell>
          <table:table-cell office:value-type="float" office:value="3521" table:style-name="ce5">
            <text:p>352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07T00:00:00" table:style-name="ce3">
            <text:p>07/04/2021</text:p>
          </table:table-cell>
          <table:table-cell office:value-type="string" table:style-name="ce4">
            <text:p>SUSSEX POLICE AUTHORITY</text:p>
          </table:table-cell>
          <table:table-cell office:value-type="float" office:value="3341.04" table:style-name="ce5">
            <text:p>3341.04</text:p>
          </table:table-cell>
          <table:table-cell office:value-type="float" office:value="3521" table:style-name="ce5">
            <text:p>352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07T00:00:00" table:style-name="ce3">
            <text:p>07/04/2021</text:p>
          </table:table-cell>
          <table:table-cell office:value-type="string" table:style-name="ce4">
            <text:p>THE COLT CAR COMPANY LIMITED</text:p>
          </table:table-cell>
          <table:table-cell office:value-type="float" office:value="37373.870000000003" table:style-name="ce5">
            <text:p>37373.87</text:p>
          </table:table-cell>
          <table:table-cell office:value-type="float" office:value="3521" table:style-name="ce5">
            <text:p>352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07T00:00:00" table:style-name="ce3">
            <text:p>07/04/2021</text:p>
          </table:table-cell>
          <table:table-cell office:value-type="string" table:style-name="ce4">
            <text:p>TRL LTD</text:p>
          </table:table-cell>
          <table:table-cell office:value-type="float" office:value="1085" table:style-name="ce5">
            <text:p>1085</text:p>
          </table:table-cell>
          <table:table-cell office:value-type="float" office:value="3521" table:style-name="ce5">
            <text:p>352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07T00:00:00" table:style-name="ce3">
            <text:p>07/04/2021</text:p>
          </table:table-cell>
          <table:table-cell office:value-type="string" table:style-name="ce4">
            <text:p>VODAFONE LIMITED</text:p>
          </table:table-cell>
          <table:table-cell office:value-type="float" office:value="3559.65" table:style-name="ce5">
            <text:p>3559.65</text:p>
          </table:table-cell>
          <table:table-cell office:value-type="float" office:value="3521" table:style-name="ce5">
            <text:p>352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07T00:00:00" table:style-name="ce3">
            <text:p>07/04/2021</text:p>
          </table:table-cell>
          <table:table-cell office:value-type="string" table:style-name="ce4">
            <text:p>VOLVO CAR UK LTD</text:p>
          </table:table-cell>
          <table:table-cell office:value-type="float" office:value="1231.8900000000001" table:style-name="ce5">
            <text:p>1231.89</text:p>
          </table:table-cell>
          <table:table-cell office:value-type="float" office:value="3521" table:style-name="ce5">
            <text:p>352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07T00:00:00" table:style-name="ce3">
            <text:p>07/04/2021</text:p>
          </table:table-cell>
          <table:table-cell office:value-type="string" table:style-name="ce4">
            <text:p>WEST OXFORDSHIRE DISTRICT COUNCIL</text:p>
          </table:table-cell>
          <table:table-cell office:value-type="float" office:value="3800" table:style-name="ce5">
            <text:p>3800</text:p>
          </table:table-cell>
          <table:table-cell office:value-type="float" office:value="3521" table:style-name="ce5">
            <text:p>352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07T00:00:00" table:style-name="ce3">
            <text:p>07/04/2021</text:p>
          </table:table-cell>
          <table:table-cell office:value-type="string" table:style-name="ce4">
            <text:p>WEST YORKSHIRE POLICE AUTHORITY</text:p>
          </table:table-cell>
          <table:table-cell office:value-type="float" office:value="2800" table:style-name="ce5">
            <text:p>2800</text:p>
          </table:table-cell>
          <table:table-cell office:value-type="float" office:value="3521" table:style-name="ce5">
            <text:p>3521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1-04-14T00:00:00" table:style-name="ce3">
            <text:p>14/04/2021</text:p>
          </table:table-cell>
          <table:table-cell office:value-type="string" table:style-name="ce4">
            <text:p>ANDREWS SYKES HIRE LTD</text:p>
          </table:table-cell>
          <table:table-cell office:value-type="float" office:value="7484.72" table:style-name="ce5">
            <text:p>7484.72</text:p>
          </table:table-cell>
          <table:table-cell office:value-type="float" office:value="3522" table:style-name="ce5">
            <text:p>352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14T00:00:00" table:style-name="ce3">
            <text:p>14/04/2021</text:p>
          </table:table-cell>
          <table:table-cell office:value-type="string" table:style-name="ce4">
            <text:p>AVI LTD</text:p>
          </table:table-cell>
          <table:table-cell office:value-type="float" office:value="5258" table:style-name="ce5">
            <text:p>5258</text:p>
          </table:table-cell>
          <table:table-cell office:value-type="float" office:value="3522" table:style-name="ce5">
            <text:p>352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14T00:00:00" table:style-name="ce3">
            <text:p>14/04/2021</text:p>
          </table:table-cell>
          <table:table-cell office:value-type="string" table:style-name="ce4">
            <text:p>BARKER AND EVANS</text:p>
          </table:table-cell>
          <table:table-cell office:value-type="float" office:value="1606" table:style-name="ce5">
            <text:p>1606</text:p>
          </table:table-cell>
          <table:table-cell office:value-type="float" office:value="3522" table:style-name="ce5">
            <text:p>352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14T00:00:00" table:style-name="ce3">
            <text:p>14/04/2021</text:p>
          </table:table-cell>
          <table:table-cell office:value-type="string" table:style-name="ce4">
            <text:p>BAXTERSTOREY LTD</text:p>
          </table:table-cell>
          <table:table-cell office:value-type="float" office:value="23213.68" table:style-name="ce5">
            <text:p>23213.68</text:p>
          </table:table-cell>
          <table:table-cell office:value-type="float" office:value="3522" table:style-name="ce5">
            <text:p>352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14T00:00:00" table:style-name="ce3">
            <text:p>14/04/2021</text:p>
          </table:table-cell>
          <table:table-cell office:value-type="string" table:style-name="ce4">
            <text:p>BUCKS COUNTY COUNCIL</text:p>
          </table:table-cell>
          <table:table-cell office:value-type="float" office:value="1160" table:style-name="ce5">
            <text:p>1160</text:p>
          </table:table-cell>
          <table:table-cell office:value-type="float" office:value="3522" table:style-name="ce5">
            <text:p>352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14T00:00:00" table:style-name="ce3">
            <text:p>14/04/2021</text:p>
          </table:table-cell>
          <table:table-cell office:value-type="string" table:style-name="ce4">
            <text:p>CALOR GAS LTD</text:p>
          </table:table-cell>
          <table:table-cell office:value-type="float" office:value="1106.69" table:style-name="ce5">
            <text:p>1106.69</text:p>
          </table:table-cell>
          <table:table-cell office:value-type="float" office:value="3522" table:style-name="ce5">
            <text:p>352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14T00:00:00" table:style-name="ce3">
            <text:p>14/04/2021</text:p>
          </table:table-cell>
          <table:table-cell office:value-type="string" table:style-name="ce4">
            <text:p>D &amp; P LUXURY TOILETS LTD</text:p>
          </table:table-cell>
          <table:table-cell office:value-type="float" office:value="2250" table:style-name="ce5">
            <text:p>2250</text:p>
          </table:table-cell>
          <table:table-cell office:value-type="float" office:value="3522" table:style-name="ce5">
            <text:p>352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14T00:00:00" table:style-name="ce3">
            <text:p>14/04/2021</text:p>
          </table:table-cell>
          <table:table-cell office:value-type="string" table:style-name="ce4">
            <text:p>EDGAR BROTHERS</text:p>
          </table:table-cell>
          <table:table-cell office:value-type="float" office:value="18400" table:style-name="ce5">
            <text:p>18400</text:p>
          </table:table-cell>
          <table:table-cell office:value-type="float" office:value="3522" table:style-name="ce5">
            <text:p>352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14T00:00:00" table:style-name="ce3">
            <text:p>14/04/2021</text:p>
          </table:table-cell>
          <table:table-cell office:value-type="string" table:style-name="ce4">
            <text:p>ENTERPRISE RENT-A-CAR UK LTD</text:p>
          </table:table-cell>
          <table:table-cell office:value-type="float" office:value="547.04" table:style-name="ce5">
            <text:p>547.04</text:p>
          </table:table-cell>
          <table:table-cell office:value-type="float" office:value="3522" table:style-name="ce5">
            <text:p>352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14T00:00:00" table:style-name="ce3">
            <text:p>14/04/2021</text:p>
          </table:table-cell>
          <table:table-cell office:value-type="string" table:style-name="ce4">
            <text:p>ESSEX POLICE AUTHORITY</text:p>
          </table:table-cell>
          <table:table-cell office:value-type="float" office:value="7608.3" table:style-name="ce5">
            <text:p>7608.3</text:p>
          </table:table-cell>
          <table:table-cell office:value-type="float" office:value="3522" table:style-name="ce5">
            <text:p>3522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4-14T00:00:00" table:style-name="ce3">
            <text:p>14/04/2021</text:p>
          </table:table-cell>
          <table:table-cell office:value-type="string" table:style-name="ce4">
            <text:p>LAMBERT SMITH HAMPTON</text:p>
          </table:table-cell>
          <table:table-cell office:value-type="float" office:value="6550" table:style-name="ce5">
            <text:p>6550</text:p>
          </table:table-cell>
          <table:table-cell office:value-type="float" office:value="3522" table:style-name="ce5">
            <text:p>352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14T00:00:00" table:style-name="ce3">
            <text:p>14/04/2021</text:p>
          </table:table-cell>
          <table:table-cell office:value-type="string" table:style-name="ce4">
            <text:p>LOWE &amp; OLIVER LTD</text:p>
          </table:table-cell>
          <table:table-cell office:value-type="float" office:value="9610" table:style-name="ce5">
            <text:p>9610</text:p>
          </table:table-cell>
          <table:table-cell office:value-type="float" office:value="3522" table:style-name="ce5">
            <text:p>352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14T00:00:00" table:style-name="ce3">
            <text:p>14/04/2021</text:p>
          </table:table-cell>
          <table:table-cell office:value-type="string" table:style-name="ce4">
            <text:p>MAINTENANCE ASSOCIATED SERVICES LTD</text:p>
          </table:table-cell>
          <table:table-cell office:value-type="float" office:value="1224.94" table:style-name="ce5">
            <text:p>1224.94</text:p>
          </table:table-cell>
          <table:table-cell office:value-type="float" office:value="3522" table:style-name="ce5">
            <text:p>352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14T00:00:00" table:style-name="ce3">
            <text:p>14/04/2021</text:p>
          </table:table-cell>
          <table:table-cell office:value-type="string" table:style-name="ce4">
            <text:p>MILTON KEYNES COUNCIL</text:p>
          </table:table-cell>
          <table:table-cell office:value-type="float" office:value="4000" table:style-name="ce5">
            <text:p>4000</text:p>
          </table:table-cell>
          <table:table-cell office:value-type="float" office:value="3522" table:style-name="ce5">
            <text:p>3522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4-14T00:00:00" table:style-name="ce3">
            <text:p>14/04/2021</text:p>
          </table:table-cell>
          <table:table-cell office:value-type="string" table:style-name="ce4">
            <text:p>ORCHID CELLMARK LTD</text:p>
          </table:table-cell>
          <table:table-cell office:value-type="float" office:value="101518.24" table:style-name="ce5">
            <text:p>101518.24</text:p>
          </table:table-cell>
          <table:table-cell office:value-type="float" office:value="3522" table:style-name="ce5">
            <text:p>352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14T00:00:00" table:style-name="ce3">
            <text:p>14/04/2021</text:p>
          </table:table-cell>
          <table:table-cell office:value-type="string" table:style-name="ce4">
            <text:p>PALOMA SYSTEMS LTD</text:p>
          </table:table-cell>
          <table:table-cell office:value-type="float" office:value="12790" table:style-name="ce5">
            <text:p>12790</text:p>
          </table:table-cell>
          <table:table-cell office:value-type="float" office:value="3522" table:style-name="ce5">
            <text:p>3522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4-14T00:00:00" table:style-name="ce3">
            <text:p>14/04/2021</text:p>
          </table:table-cell>
          <table:table-cell office:value-type="string" table:style-name="ce4">
            <text:p>PMD MAGNETICS</text:p>
          </table:table-cell>
          <table:table-cell office:value-type="float" office:value="732" table:style-name="ce5">
            <text:p>732</text:p>
          </table:table-cell>
          <table:table-cell office:value-type="float" office:value="3522" table:style-name="ce5">
            <text:p>352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14T00:00:00" table:style-name="ce3">
            <text:p>14/04/2021</text:p>
          </table:table-cell>
          <table:table-cell office:value-type="string" table:style-name="ce4">
            <text:p>QMP MANAGEMENT &amp; DESIGN</text:p>
          </table:table-cell>
          <table:table-cell office:value-type="float" office:value="2810" table:style-name="ce5">
            <text:p>2810</text:p>
          </table:table-cell>
          <table:table-cell office:value-type="float" office:value="3522" table:style-name="ce5">
            <text:p>352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14T00:00:00" table:style-name="ce3">
            <text:p>14/04/2021</text:p>
          </table:table-cell>
          <table:table-cell office:value-type="string" table:style-name="ce4">
            <text:p>QRO SOLUTIONS LIMITED</text:p>
          </table:table-cell>
          <table:table-cell office:value-type="float" office:value="58768" table:style-name="ce5">
            <text:p>58768</text:p>
          </table:table-cell>
          <table:table-cell office:value-type="float" office:value="3522" table:style-name="ce5">
            <text:p>352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14T00:00:00" table:style-name="ce3">
            <text:p>14/04/2021</text:p>
          </table:table-cell>
          <table:table-cell office:value-type="string" table:style-name="ce4">
            <text:p>REED</text:p>
          </table:table-cell>
          <table:table-cell office:value-type="float" office:value="85319.81" table:style-name="ce5">
            <text:p>85319.81</text:p>
          </table:table-cell>
          <table:table-cell office:value-type="float" office:value="3522" table:style-name="ce5">
            <text:p>3522</text:p>
          </table:table-cell>
          <table:table-cell office:value-type="string" table:style-name="ce4">
            <text:p>Other Staff Costs</text:p>
          </table:table-cell>
          <table:table-cell table:number-columns-repeated="16379"/>
        </table:table-row>
        <table:table-row table:style-name="ro1">
          <table:table-cell office:value-type="date" office:date-value="2021-04-14T00:00:00" table:style-name="ce3">
            <text:p>14/04/2021</text:p>
          </table:table-cell>
          <table:table-cell office:value-type="string" table:style-name="ce4">
            <text:p>REED</text:p>
          </table:table-cell>
          <table:table-cell office:value-type="float" office:value="77361.789999999994" table:style-name="ce5">
            <text:p>77361.79</text:p>
          </table:table-cell>
          <table:table-cell office:value-type="float" office:value="3522" table:style-name="ce5">
            <text:p>352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14T00:00:00" table:style-name="ce3">
            <text:p>14/04/2021</text:p>
          </table:table-cell>
          <table:table-cell office:value-type="string" table:style-name="ce4">
            <text:p>RIDGE &amp; PARTNERS</text:p>
          </table:table-cell>
          <table:table-cell office:value-type="float" office:value="1500" table:style-name="ce5">
            <text:p>1500</text:p>
          </table:table-cell>
          <table:table-cell office:value-type="float" office:value="3522" table:style-name="ce5">
            <text:p>352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14T00:00:00" table:style-name="ce3">
            <text:p>14/04/2021</text:p>
          </table:table-cell>
          <table:table-cell office:value-type="string" table:style-name="ce4">
            <text:p>ROYAL MAIL</text:p>
          </table:table-cell>
          <table:table-cell office:value-type="float" office:value="8871.76" table:style-name="ce5">
            <text:p>8871.76</text:p>
          </table:table-cell>
          <table:table-cell office:value-type="float" office:value="3522" table:style-name="ce5">
            <text:p>352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14T00:00:00" table:style-name="ce3">
            <text:p>14/04/2021</text:p>
          </table:table-cell>
          <table:table-cell office:value-type="string" table:style-name="ce4">
            <text:p>SLOUGH BOROUGH COUNCIL</text:p>
          </table:table-cell>
          <table:table-cell office:value-type="float" office:value="3340" table:style-name="ce5">
            <text:p>3340</text:p>
          </table:table-cell>
          <table:table-cell office:value-type="float" office:value="3522" table:style-name="ce5">
            <text:p>3522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4-14T00:00:00" table:style-name="ce3">
            <text:p>14/04/2021</text:p>
          </table:table-cell>
          <table:table-cell office:value-type="string" table:style-name="ce4">
            <text:p>THE KNOWLEDGE ACADEMY LIMITED</text:p>
          </table:table-cell>
          <table:table-cell office:value-type="float" office:value="9000" table:style-name="ce5">
            <text:p>9000</text:p>
          </table:table-cell>
          <table:table-cell office:value-type="float" office:value="3522" table:style-name="ce5">
            <text:p>3522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1-04-14T00:00:00" table:style-name="ce3">
            <text:p>14/04/2021</text:p>
          </table:table-cell>
          <table:table-cell office:value-type="string" table:style-name="ce4">
            <text:p>USS CATERING EQUIP SERV LTD</text:p>
          </table:table-cell>
          <table:table-cell office:value-type="float" office:value="879.19" table:style-name="ce5">
            <text:p>879.19</text:p>
          </table:table-cell>
          <table:table-cell office:value-type="float" office:value="3522" table:style-name="ce5">
            <text:p>352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14T00:00:00" table:style-name="ce3">
            <text:p>14/04/2021</text:p>
          </table:table-cell>
          <table:table-cell office:value-type="string" table:style-name="ce4">
            <text:p>VODAFONE LIMITED</text:p>
          </table:table-cell>
          <table:table-cell office:value-type="float" office:value="8538.7999999999993" table:style-name="ce5">
            <text:p>8538.8</text:p>
          </table:table-cell>
          <table:table-cell office:value-type="float" office:value="3522" table:style-name="ce5">
            <text:p>352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ADT FIRE AND SECURITY PLC</text:p>
          </table:table-cell>
          <table:table-cell office:value-type="float" office:value="12348.06" table:style-name="ce5">
            <text:p>12348.06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ANDREWS SYKES HIRE LTD</text:p>
          </table:table-cell>
          <table:table-cell office:value-type="float" office:value="1073.5999999999999" table:style-name="ce5">
            <text:p>1073.6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ARKTIS LTD</text:p>
          </table:table-cell>
          <table:table-cell office:value-type="float" office:value="1160" table:style-name="ce5">
            <text:p>1160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AVI LTD</text:p>
          </table:table-cell>
          <table:table-cell office:value-type="float" office:value="795" table:style-name="ce5">
            <text:p>795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AYLMER MOTOR WORKS LTD</text:p>
          </table:table-cell>
          <table:table-cell office:value-type="float" office:value="526.9" table:style-name="ce5">
            <text:p>526.9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BARKER AND EVANS</text:p>
          </table:table-cell>
          <table:table-cell office:value-type="float" office:value="9101.08" table:style-name="ce5">
            <text:p>9101.08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BARTON COMMUNITY ASSOCIATION</text:p>
          </table:table-cell>
          <table:table-cell office:value-type="float" office:value="887.5" table:style-name="ce5">
            <text:p>887.5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BRITISH GAS TRADING LTD</text:p>
          </table:table-cell>
          <table:table-cell office:value-type="float" office:value="746.91" table:style-name="ce5">
            <text:p>746.91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BROADWAY ELECTRICAL SERVICES LTD</text:p>
          </table:table-cell>
          <table:table-cell office:value-type="float" office:value="954.09" table:style-name="ce5">
            <text:p>954.09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CAMBRIDGESHIRE POLICE AUTHORITY</text:p>
          </table:table-cell>
          <table:table-cell office:value-type="float" office:value="2390" table:style-name="ce5">
            <text:p>2390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CAPITA SECURE RESOURCE SOLUTIONS LT</text:p>
          </table:table-cell>
          <table:table-cell office:value-type="float" office:value="3162" table:style-name="ce5">
            <text:p>3162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CHUBB FIRE LTD</text:p>
          </table:table-cell>
          <table:table-cell office:value-type="float" office:value="1139.9000000000001" table:style-name="ce5">
            <text:p>1139.9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CHUBB LOCKS CUSTODIAL SERVICES LTD</text:p>
          </table:table-cell>
          <table:table-cell office:value-type="float" office:value="7184.88" table:style-name="ce5">
            <text:p>7184.88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CORONA ENERGY RETAIL 4 A/C</text:p>
          </table:table-cell>
          <table:table-cell office:value-type="float" office:value="42678.35" table:style-name="ce5">
            <text:p>42678.35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DEGREES OF COMFORT AIR CONDITIONING</text:p>
          </table:table-cell>
          <table:table-cell office:value-type="float" office:value="4834.01" table:style-name="ce5">
            <text:p>4834.01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EDF ENERGY</text:p>
          </table:table-cell>
          <table:table-cell office:value-type="float" office:value="140469.75" table:style-name="ce5">
            <text:p>140469.75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ENTERPRISE RENT-A-CAR UK LTD</text:p>
          </table:table-cell>
          <table:table-cell office:value-type="float" office:value="647.80999999999995" table:style-name="ce5">
            <text:p>647.81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ESSEX POLICE AUTHORITY</text:p>
          </table:table-cell>
          <table:table-cell office:value-type="float" office:value="4122.8599999999997" table:style-name="ce5">
            <text:p>4122.86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F J LANE &amp; SON LTD</text:p>
          </table:table-cell>
          <table:table-cell office:value-type="float" office:value="3726" table:style-name="ce5">
            <text:p>3726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FUJIFILM UK LTD</text:p>
          </table:table-cell>
          <table:table-cell office:value-type="float" office:value="4079.2" table:style-name="ce5">
            <text:p>4079.2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FUJITSU SIEMENS COMPUTERS LIMITED</text:p>
          </table:table-cell>
          <table:table-cell office:value-type="float" office:value="245018.52" table:style-name="ce5">
            <text:p>245018.52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FUJITSU SIEMENS COMPUTERS LIMITED</text:p>
          </table:table-cell>
          <table:table-cell office:value-type="float" office:value="1425" table:style-name="ce5">
            <text:p>1425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Other Staff Costs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GRESHAM OFFICE FURNITURE LTD</text:p>
          </table:table-cell>
          <table:table-cell office:value-type="float" office:value="1000" table:style-name="ce5">
            <text:p>1000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GROUPTYRE WHOLSALE LTD</text:p>
          </table:table-cell>
          <table:table-cell office:value-type="float" office:value="2986.7" table:style-name="ce5">
            <text:p>2986.7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GUTTER-FIX</text:p>
          </table:table-cell>
          <table:table-cell office:value-type="float" office:value="1250" table:style-name="ce5">
            <text:p>1250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HAMPSHIRE POLICE AUTHORITY</text:p>
          </table:table-cell>
          <table:table-cell office:value-type="float" office:value="52983.63" table:style-name="ce5">
            <text:p>52983.63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HEADLEY TYRES LTD</text:p>
          </table:table-cell>
          <table:table-cell office:value-type="float" office:value="3384.15" table:style-name="ce5">
            <text:p>3384.15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IAN WEBB ENGINEERING LTD</text:p>
          </table:table-cell>
          <table:table-cell office:value-type="float" office:value="9307.15" table:style-name="ce5">
            <text:p>9307.15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INAZONE LTD</text:p>
          </table:table-cell>
          <table:table-cell office:value-type="float" office:value="1220" table:style-name="ce5">
            <text:p>1220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INSIDE OUT DEVELOPMENTS LTD</text:p>
          </table:table-cell>
          <table:table-cell office:value-type="float" office:value="66041" table:style-name="ce5">
            <text:p>66041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INSIDE OUT DEVELOPMENTS LTD</text:p>
          </table:table-cell>
          <table:table-cell office:value-type="float" office:value="26223.599999999999" table:style-name="ce5">
            <text:p>26223.6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KAWASAKI MOTORS UK</text:p>
          </table:table-cell>
          <table:table-cell office:value-type="float" office:value="11843.25" table:style-name="ce5">
            <text:p>11843.25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KENT POLICE</text:p>
          </table:table-cell>
          <table:table-cell office:value-type="float" office:value="63427.32" table:style-name="ce5">
            <text:p>63427.32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LOWE &amp; OLIVER LTD</text:p>
          </table:table-cell>
          <table:table-cell office:value-type="float" office:value="5689.02" table:style-name="ce5">
            <text:p>5689.02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M MILES SCAFFOLDING</text:p>
          </table:table-cell>
          <table:table-cell office:value-type="float" office:value="1560" table:style-name="ce5">
            <text:p>1560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MAINTENANCE ASSOCIATED SERVICES LTD</text:p>
          </table:table-cell>
          <table:table-cell office:value-type="float" office:value="1553.64" table:style-name="ce5">
            <text:p>1553.64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MARSH LTD</text:p>
          </table:table-cell>
          <table:table-cell office:value-type="float" office:value="1970" table:style-name="ce5">
            <text:p>1970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MAYORS OFFICE FOR POLICING &amp; CRIME M</text:p>
          </table:table-cell>
          <table:table-cell office:value-type="float" office:value="21750" table:style-name="ce5">
            <text:p>21750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MORGAN SINDALL (CONSTRUCTION) PLC</text:p>
          </table:table-cell>
          <table:table-cell office:value-type="float" office:value="68472.149999999994" table:style-name="ce5">
            <text:p>68472.15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MORGAN SINDALL (CONSTRUCTION) PLC</text:p>
          </table:table-cell>
          <table:table-cell office:value-type="float" office:value="20796.88" table:style-name="ce5">
            <text:p>20796.88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ORCHID CELLMARK LTD</text:p>
          </table:table-cell>
          <table:table-cell office:value-type="float" office:value="3929.46" table:style-name="ce5">
            <text:p>3929.46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PEUGEOT MOTOR COMPANY PLC</text:p>
          </table:table-cell>
          <table:table-cell office:value-type="float" office:value="586384.54" table:style-name="ce5">
            <text:p>586384.54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PEUGEOT MOTOR COMPANY PLC</text:p>
          </table:table-cell>
          <table:table-cell office:value-type="float" office:value="100845.84" table:style-name="ce5">
            <text:p>100845.84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PMC POLYTHENE LTD</text:p>
          </table:table-cell>
          <table:table-cell office:value-type="float" office:value="2162" table:style-name="ce5">
            <text:p>2162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PORTAKABIN LTD</text:p>
          </table:table-cell>
          <table:table-cell office:value-type="float" office:value="6404.68" table:style-name="ce5">
            <text:p>6404.68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PROBRAND LTD</text:p>
          </table:table-cell>
          <table:table-cell office:value-type="float" office:value="3015.08" table:style-name="ce5">
            <text:p>3015.08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QRO SOLUTIONS LIMITED</text:p>
          </table:table-cell>
          <table:table-cell office:value-type="float" office:value="2250" table:style-name="ce5">
            <text:p>2250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READING BOROUGH COUNCIL</text:p>
          </table:table-cell>
          <table:table-cell office:value-type="float" office:value="288470.69" table:style-name="ce5">
            <text:p>288470.69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RICHARD BYRNE PROPERTY MAINTENANCE</text:p>
          </table:table-cell>
          <table:table-cell office:value-type="float" office:value="3359" table:style-name="ce5">
            <text:p>3359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ROAD SAFETY SUPPORT LTD</text:p>
          </table:table-cell>
          <table:table-cell office:value-type="float" office:value="25650" table:style-name="ce5">
            <text:p>25650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RPS GROUP PLC</text:p>
          </table:table-cell>
          <table:table-cell office:value-type="float" office:value="1582" table:style-name="ce5">
            <text:p>1582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S &amp; B COMMERCIALS PLC</text:p>
          </table:table-cell>
          <table:table-cell office:value-type="float" office:value="1770.36" table:style-name="ce5">
            <text:p>1770.36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SCOTTISH POWER</text:p>
          </table:table-cell>
          <table:table-cell office:value-type="float" office:value="2108.4899999999998" table:style-name="ce5">
            <text:p>2108.49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SELECTAMARK SECURITY SYSTEMS PLC</text:p>
          </table:table-cell>
          <table:table-cell office:value-type="float" office:value="3525" table:style-name="ce5">
            <text:p>3525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SKILLS FOR JUSTICE</text:p>
          </table:table-cell>
          <table:table-cell office:value-type="float" office:value="1615" table:style-name="ce5">
            <text:p>1615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SLOUGH BOROUGH COUNCIL</text:p>
          </table:table-cell>
          <table:table-cell office:value-type="float" office:value="12200" table:style-name="ce5">
            <text:p>12200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SOUTHAM TYRES</text:p>
          </table:table-cell>
          <table:table-cell office:value-type="float" office:value="552.72" table:style-name="ce5">
            <text:p>552.72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SPECIALIST CARS STEVENAGE</text:p>
          </table:table-cell>
          <table:table-cell office:value-type="float" office:value="1978" table:style-name="ce5">
            <text:p>1978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SPECIALIST COMPUTER CENTRES PLC</text:p>
          </table:table-cell>
          <table:table-cell office:value-type="float" office:value="83014.960000000006" table:style-name="ce5">
            <text:p>83014.96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ST THOMAS CROSS GARAGE LTD</text:p>
          </table:table-cell>
          <table:table-cell office:value-type="float" office:value="683.8" table:style-name="ce5">
            <text:p>683.8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STAPLETONS (TYRE SERVICES) LTD</text:p>
          </table:table-cell>
          <table:table-cell office:value-type="float" office:value="1056.55" table:style-name="ce5">
            <text:p>1056.55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SURREY POLICE AUTHORITY</text:p>
          </table:table-cell>
          <table:table-cell office:value-type="float" office:value="17705.86" table:style-name="ce5">
            <text:p>17705.86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SUSSEX POLICE AUTHORITY</text:p>
          </table:table-cell>
          <table:table-cell office:value-type="float" office:value="593.28" table:style-name="ce5">
            <text:p>593.28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SUSSEX POLICE AUTHORITY</text:p>
          </table:table-cell>
          <table:table-cell office:value-type="float" office:value="18835.77" table:style-name="ce5">
            <text:p>18835.77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Police Officer Pay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SYTNER HIGH WYCOMBE</text:p>
          </table:table-cell>
          <table:table-cell office:value-type="float" office:value="861.76" table:style-name="ce5">
            <text:p>861.76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THISTLE DESIGN ASSOCIATES LTD</text:p>
          </table:table-cell>
          <table:table-cell office:value-type="float" office:value="1100" table:style-name="ce5">
            <text:p>1100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THOMAS JACKS LTD</text:p>
          </table:table-cell>
          <table:table-cell office:value-type="float" office:value="1143.1400000000001" table:style-name="ce5">
            <text:p>1143.14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VAUXHALL MOTORS LTD</text:p>
          </table:table-cell>
          <table:table-cell office:value-type="float" office:value="384367.2" table:style-name="ce5">
            <text:p>384367.2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VODAFONE LIMITED</text:p>
          </table:table-cell>
          <table:table-cell office:value-type="float" office:value="10692.32" table:style-name="ce5">
            <text:p>10692.32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VOLKSWAGEN GROUP UNITED KINGDOM LTD</text:p>
          </table:table-cell>
          <table:table-cell office:value-type="float" office:value="43231.75" table:style-name="ce5">
            <text:p>43231.75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VOLVO CAR UK LTD</text:p>
          </table:table-cell>
          <table:table-cell office:value-type="float" office:value="23560" table:style-name="ce5">
            <text:p>23560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WA PRODUCTS (UK) LTD</text:p>
          </table:table-cell>
          <table:table-cell office:value-type="float" office:value="3281.4" table:style-name="ce5">
            <text:p>3281.4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21T00:00:00" table:style-name="ce3">
            <text:p>21/04/2021</text:p>
          </table:table-cell>
          <table:table-cell office:value-type="string" table:style-name="ce4">
            <text:p>WARWICKSHIRE POLICE AUTHORITY</text:p>
          </table:table-cell>
          <table:table-cell office:value-type="float" office:value="30000" table:style-name="ce5">
            <text:p>30000</text:p>
          </table:table-cell>
          <table:table-cell office:value-type="float" office:value="3523" table:style-name="ce5">
            <text:p>352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ABINGDON LTD</text:p>
          </table:table-cell>
          <table:table-cell office:value-type="float" office:value="157015.28" table:style-name="ce5">
            <text:p>157015.28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ACOTA LIMITED</text:p>
          </table:table-cell>
          <table:table-cell office:value-type="float" office:value="715.2" table:style-name="ce5">
            <text:p>715.2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ADT FIRE AND SECURITY PLC</text:p>
          </table:table-cell>
          <table:table-cell office:value-type="float" office:value="567.08000000000004" table:style-name="ce5">
            <text:p>567.08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ANDREWS SYKES HIRE LTD</text:p>
          </table:table-cell>
          <table:table-cell office:value-type="float" office:value="8759.23" table:style-name="ce5">
            <text:p>8759.23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ATS EUROMASTER LTD</text:p>
          </table:table-cell>
          <table:table-cell office:value-type="float" office:value="1543.2" table:style-name="ce5">
            <text:p>1543.2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BARKER AND EVANS</text:p>
          </table:table-cell>
          <table:table-cell office:value-type="float" office:value="6069" table:style-name="ce5">
            <text:p>6069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BRITISH TELECOM</text:p>
          </table:table-cell>
          <table:table-cell office:value-type="float" office:value="1185.3599999999999" table:style-name="ce5">
            <text:p>1185.36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BROADWAY ELECTRICAL SERVICES LTD</text:p>
          </table:table-cell>
          <table:table-cell office:value-type="float" office:value="871.35" table:style-name="ce5">
            <text:p>871.35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CALOR GAS LTD</text:p>
          </table:table-cell>
          <table:table-cell office:value-type="float" office:value="2508.8000000000002" table:style-name="ce5">
            <text:p>2508.8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COTSWOLD VEHICLE DELIVERIES LIMITED</text:p>
          </table:table-cell>
          <table:table-cell office:value-type="float" office:value="8501.5" table:style-name="ce5">
            <text:p>8501.5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DMR FRAMING</text:p>
          </table:table-cell>
          <table:table-cell office:value-type="float" office:value="637.5" table:style-name="ce5">
            <text:p>637.5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EDGAR BROTHERS</text:p>
          </table:table-cell>
          <table:table-cell office:value-type="float" office:value="3024" table:style-name="ce5">
            <text:p>3024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ENVIRONMENT AGENCY</text:p>
          </table:table-cell>
          <table:table-cell office:value-type="float" office:value="1861" table:style-name="ce5">
            <text:p>1861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ERNST &amp; YOUNG</text:p>
          </table:table-cell>
          <table:table-cell office:value-type="float" office:value="3609.5" table:style-name="ce5">
            <text:p>3609.5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ESRI (UK) LIMITED</text:p>
          </table:table-cell>
          <table:table-cell office:value-type="float" office:value="30473.33" table:style-name="ce5">
            <text:p>30473.33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EXPERIAN LTD</text:p>
          </table:table-cell>
          <table:table-cell office:value-type="float" office:value="23627.27" table:style-name="ce5">
            <text:p>23627.27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FUJITSU SIEMENS COMPUTERS LIMITED</text:p>
          </table:table-cell>
          <table:table-cell office:value-type="float" office:value="18301.37" table:style-name="ce5">
            <text:p>18301.37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GOODYEAR DUNLOP UK</text:p>
          </table:table-cell>
          <table:table-cell office:value-type="float" office:value="44836.28" table:style-name="ce5">
            <text:p>44836.28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GOODYEAR DUNLOP UK</text:p>
          </table:table-cell>
          <table:table-cell office:value-type="float" office:value="2915.16" table:style-name="ce5">
            <text:p>2915.16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GROUPTYRE WHOLSALE LTD</text:p>
          </table:table-cell>
          <table:table-cell office:value-type="float" office:value="2051.65" table:style-name="ce5">
            <text:p>2051.65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GRUNDON WASTE MANAGEMENT LTD</text:p>
          </table:table-cell>
          <table:table-cell office:value-type="float" office:value="28446.94" table:style-name="ce5">
            <text:p>28446.94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HAMPSHIRE POLICE AUTHORITY</text:p>
          </table:table-cell>
          <table:table-cell office:value-type="float" office:value="3687.22" table:style-name="ce5">
            <text:p>3687.22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HAMPSHIRE POLICE AUTHORITY</text:p>
          </table:table-cell>
          <table:table-cell office:value-type="float" office:value="555868" table:style-name="ce5">
            <text:p>555868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HEADLEY TYRES LTD</text:p>
          </table:table-cell>
          <table:table-cell office:value-type="float" office:value="1379.25" table:style-name="ce5">
            <text:p>1379.25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INSIDE OUT DEVELOPMENTS LTD</text:p>
          </table:table-cell>
          <table:table-cell office:value-type="float" office:value="1290.47" table:style-name="ce5">
            <text:p>1290.47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INTOXIMETERS UK LTD</text:p>
          </table:table-cell>
          <table:table-cell office:value-type="float" office:value="11448" table:style-name="ce5">
            <text:p>11448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KCOM GROUP PLC</text:p>
          </table:table-cell>
          <table:table-cell office:value-type="float" office:value="548.58000000000004" table:style-name="ce5">
            <text:p>548.58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KENT POLICE</text:p>
          </table:table-cell>
          <table:table-cell office:value-type="float" office:value="2050" table:style-name="ce5">
            <text:p>2050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KENT POLICE</text:p>
          </table:table-cell>
          <table:table-cell office:value-type="float" office:value="798.58" table:style-name="ce5">
            <text:p>798.58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LAMBERT SMITH HAMPTON</text:p>
          </table:table-cell>
          <table:table-cell office:value-type="float" office:value="57015.4" table:style-name="ce5">
            <text:p>57015.4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LOWE &amp; OLIVER LTD</text:p>
          </table:table-cell>
          <table:table-cell office:value-type="float" office:value="1428.35" table:style-name="ce5">
            <text:p>1428.35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MACE MACRO LTD</text:p>
          </table:table-cell>
          <table:table-cell office:value-type="float" office:value="4750" table:style-name="ce5">
            <text:p>4750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MAYORS OFFICE FOR POLICING &amp; CRIME M</text:p>
          </table:table-cell>
          <table:table-cell office:value-type="float" office:value="738" table:style-name="ce5">
            <text:p>738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ORCHID CELLMARK LTD</text:p>
          </table:table-cell>
          <table:table-cell office:value-type="float" office:value="7639.45" table:style-name="ce5">
            <text:p>7639.45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OXFORD AVIATION SERVICES LTD</text:p>
          </table:table-cell>
          <table:table-cell office:value-type="float" office:value="7492.72" table:style-name="ce5">
            <text:p>7492.72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OXFORDSHIRE COUNTY COUNCIL</text:p>
          </table:table-cell>
          <table:table-cell office:value-type="float" office:value="4942.55" table:style-name="ce5">
            <text:p>4942.55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OXFORDSHIRE COUNTY COUNCIL</text:p>
          </table:table-cell>
          <table:table-cell office:value-type="float" office:value="1500" table:style-name="ce5">
            <text:p>1500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PAYPOINT NETWORK LTD</text:p>
          </table:table-cell>
          <table:table-cell office:value-type="float" office:value="825" table:style-name="ce5">
            <text:p>825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PEUGEOT MOTOR COMPANY PLC</text:p>
          </table:table-cell>
          <table:table-cell office:value-type="float" office:value="14364.66" table:style-name="ce5">
            <text:p>14364.66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PMD MAGNETICS</text:p>
          </table:table-cell>
          <table:table-cell office:value-type="float" office:value="1342" table:style-name="ce5">
            <text:p>1342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PORTAKABIN LTD</text:p>
          </table:table-cell>
          <table:table-cell office:value-type="float" office:value="13658.63" table:style-name="ce5">
            <text:p>13658.63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READING TRANSPORT LTD</text:p>
          </table:table-cell>
          <table:table-cell office:value-type="float" office:value="1245" table:style-name="ce5">
            <text:p>1245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REED</text:p>
          </table:table-cell>
          <table:table-cell office:value-type="float" office:value="142571.59" table:style-name="ce5">
            <text:p>142571.59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Other Staff Costs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REED</text:p>
          </table:table-cell>
          <table:table-cell office:value-type="float" office:value="129592.82" table:style-name="ce5">
            <text:p>129592.82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RPS GROUP PLC</text:p>
          </table:table-cell>
          <table:table-cell office:value-type="float" office:value="1495" table:style-name="ce5">
            <text:p>1495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SPECIALIST CARS STEVENAGE</text:p>
          </table:table-cell>
          <table:table-cell office:value-type="float" office:value="531.87" table:style-name="ce5">
            <text:p>531.87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SPECIALIST COMPUTER CENTRES PLC</text:p>
          </table:table-cell>
          <table:table-cell office:value-type="float" office:value="3423.12" table:style-name="ce5">
            <text:p>3423.12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SUSSEX POLICE AUTHORITY</text:p>
          </table:table-cell>
          <table:table-cell office:value-type="float" office:value="1152.55" table:style-name="ce5">
            <text:p>1152.55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SUSSEX POLICE AUTHORITY</text:p>
          </table:table-cell>
          <table:table-cell office:value-type="float" office:value="44787.29" table:style-name="ce5">
            <text:p>44787.29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SUSSEX POLICE AUTHORITY</text:p>
          </table:table-cell>
          <table:table-cell office:value-type="float" office:value="16752" table:style-name="ce5">
            <text:p>16752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THE AUTOMOBILE ASSOCIATION</text:p>
          </table:table-cell>
          <table:table-cell office:value-type="float" office:value="1355.4" table:style-name="ce5">
            <text:p>1355.4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TOTAL PEST CONTROL</text:p>
          </table:table-cell>
          <table:table-cell office:value-type="float" office:value="3386" table:style-name="ce5">
            <text:p>3386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VODAFONE LIMITED</text:p>
          </table:table-cell>
          <table:table-cell office:value-type="float" office:value="42682.720000000001" table:style-name="ce5">
            <text:p>42682.72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VOLKSWAGEN GROUP UNITED KINGDOM LTD</text:p>
          </table:table-cell>
          <table:table-cell office:value-type="float" office:value="18017.54" table:style-name="ce5">
            <text:p>18017.54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VOLVO CAR UK LTD</text:p>
          </table:table-cell>
          <table:table-cell office:value-type="float" office:value="1231.8900000000001" table:style-name="ce5">
            <text:p>1231.89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WIRELESS CCTV LIMITED</text:p>
          </table:table-cell>
          <table:table-cell office:value-type="float" office:value="27000" table:style-name="ce5">
            <text:p>27000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WOLSELEY CENTERS LTD</text:p>
          </table:table-cell>
          <table:table-cell office:value-type="float" office:value="4017.53" table:style-name="ce5">
            <text:p>4017.53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WOODWAY ENGINEERING LTD</text:p>
          </table:table-cell>
          <table:table-cell office:value-type="float" office:value="624.42999999999995" table:style-name="ce5">
            <text:p>624.43</text:p>
          </table:table-cell>
          <table:table-cell office:value-type="float" office:value="3524" table:style-name="ce5">
            <text:p>352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number-rows-repeated="1048385" table:style-name="ro1">
          <table:table-cell table:number-columns-repeated="16384"/>
        </table:table-row>
      </table:table>
      <table:database-ranges>
        <table:database-range table:target-range-address="Transparency_Report_-_Export_Da.A2:Transparency_Report_-_Export_Da.E191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ratley, Jennifer (C4167)</meta:initial-creator>
    <dc:creator>Roberts, Charlotte (C7904)</dc:creator>
    <meta:creation-date>2021-05-19T09:52:04Z</meta:creation-date>
    <dc:date>2021-05-19T13:53:49Z</dc:date>
    <meta:print-date>2021-05-19T13:52:49Z</meta:print-date>
  </office:meta>
</office:document-meta>
</file>